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D000000480F39E83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4cm" svg:y1="4.049cm" svg:x2="15.224cm" svg:y2="4.049cm">
          <text:p/>
        </draw:line>
        <draw:custom-shape draw:style-name="gr2" draw:text-style-name="P1" draw:layer="layout" svg:width="2.667cm" svg:height="2.54cm" svg:x="13.828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225cm" svg:y1="4.049cm" svg:x2="15.225cm" svg:y2="5.446cm">
          <text:p/>
        </draw:line>
        <draw:path draw:style-name="gr3" draw:text-style-name="P1" draw:layer="layout" svg:width="1.693cm" svg:height="0.958cm" svg:x="14.42cm" svg:y="6.265cm" svg:viewBox="0 0 1694 959" svg:d="m127 566c-541-649 827-817 684-91-140 710 1033 591 867-46v-45">
          <text:p/>
        </draw:path>
        <draw:line draw:style-name="gr3" draw:text-style-name="P1" xml:id="id1" draw:id="id1" draw:layer="layout" svg:x1="15.225cm" svg:y1="9.129cm" svg:x2="15.225cm" svg:y2="7.859cm">
          <text:p/>
        </draw:line>
        <draw:frame draw:style-name="gr4" draw:text-style-name="P1" draw:layer="layout" svg:width="2.174cm" svg:height="3.267cm" svg:x="3.287cm" svg:y="6.243cm">
          <draw:image xlink:href="Pictures/100000000000001D000000480F39E835.png" xlink:type="simple" xlink:show="embed" xlink:actuate="onLoad">
            <text:p/>
          </draw:image>
        </draw:frame>
        <draw:line draw:style-name="gr1" draw:text-style-name="P1" draw:layer="layout" svg:x1="4.684cm" svg:y1="4.049cm" svg:x2="4.684cm" svg:y2="6.589cm">
          <text:p/>
        </draw:line>
        <draw:frame draw:style-name="gr5" draw:layer="layout" svg:width="1.524cm" svg:height="1.52cm" svg:x="15.606cm" svg:y="4.43cm">
          <draw:text-box>
            <text:p>+</text:p>
          </draw:text-box>
        </draw:frame>
        <draw:frame draw:style-name="gr5" draw:layer="layout" svg:width="1.524cm" svg:height="1.52cm" svg:x="15.479cm" svg:y="7.732cm">
          <draw:text-box>
            <text:p>-</text:p>
          </draw:text-box>
        </draw:frame>
        <draw:connector draw:style-name="gr6" draw:text-style-name="P1" xml:id="id2" draw:id="id2" draw:layer="layout" svg:x1="15.225cm" svg:y1="9.129cm" svg:x2="15.237cm" svg:y2="22.353cm" draw:start-shape="id1" draw:start-glue-point="2" svg:d="m15225 9129v6863h12v6361" svg:viewBox="0 0 13 13225">
          <text:p/>
        </draw:connector>
        <draw:connector draw:style-name="gr6" draw:text-style-name="P1" draw:layer="layout" svg:x1="15.237cm" svg:y1="22.353cm" svg:x2="5.246cm" svg:y2="20.711cm" draw:start-shape="id2" draw:start-glue-point="3" svg:d="m15237 22353v501h-9991v-2143" svg:viewBox="0 0 9992 2144">
          <text:p/>
        </draw:connector>
        <draw:custom-shape draw:style-name="gr2" draw:text-style-name="P1" draw:layer="layout" svg:width="2.54cm" svg:height="5.08cm" svg:x="4.048cm" svg:y="15.60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94cm" svg:y1="12.303cm" svg:x2="6.461cm" svg:y2="12.303cm">
          <text:p/>
        </draw:line>
        <draw:line draw:style-name="gr3" draw:text-style-name="P1" draw:layer="layout" svg:x1="3.794cm" svg:y1="13.319cm" svg:x2="6.461cm" svg:y2="13.319cm">
          <text:p/>
        </draw:line>
        <draw:line draw:style-name="gr3" draw:text-style-name="P1" draw:layer="layout" svg:x1="4.937cm" svg:y1="12.303cm" svg:x2="4.937cm" svg:y2="9.128cm">
          <text:p/>
        </draw:line>
        <draw:line draw:style-name="gr3" draw:text-style-name="P1" draw:layer="layout" svg:x1="5.064cm" svg:y1="13.319cm" svg:x2="5.064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1:22:29.298846757</meta:creation-date>
    <meta:generator>LibreOffice/4.1.3.2$Linux_X86_64 LibreOffice_project/410m0$Build-2</meta:generator>
    <dc:date>2014-03-03T21:27:28.715313681</dc:date>
    <dc:creator>blastra </dc:creator>
    <meta:editing-duration>P0D</meta:editing-duration>
    <meta:editing-cycles>1</meta:editing-cycles>
    <meta:document-statistic meta:object-count="16"/>
  </office:meta>
</office:document-meta>
</file>